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 style:font-family-generic="roman"/>
    <style:font-face style:name="Monospace" svg:font-family="Monospace" style:font-pitch="fixed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ext-properties fo:font-weight="bold" style:font-weight-asian="bold" style:font-weight-complex="bold"/>
    </style:style>
    <style:style style:name="ce2" style:family="table-cell" style:parent-style-name="Default" style:data-style-name="N109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bold" style:font-name-complex="Monospace" style:font-size-complex="10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 style:data-style-name="N109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109">
      <style:text-properties fo:color="#000000" style:text-outline="false" style:text-line-through-style="none" style:font-name="Monospace" fo:font-size="8pt" fo:language="en" fo:country="US" fo:font-style="normal" fo:text-shadow="none" style:text-underline-style="none" fo:font-weight="normal" style:text-underline-mode="continuous" style:text-line-through-mode="continuous" style:font-name-asian="Monospace" style:font-size-asian="8pt" style:language-asian="en" style:country-asian="US" style:font-style-asian="normal" style:font-weight-asian="normal" style:font-name-complex="Monospace" style:font-size-complex="4.55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 style:data-style-name="N109">
      <style:text-properties style:font-name="Arial" fo:font-size="10pt" style:font-size-asian="10pt" style:font-size-complex="10pt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 style:data-style-name="N60"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09">
      <style:text-properties fo:color="#000000" style:text-outline="false" style:text-line-through-style="none" style:font-name="monospace" fo:font-size="9pt" fo:language="en" fo:country="US" fo:font-style="normal" fo:text-shadow="none" style:text-underline-style="none" fo:font-weight="normal" style:text-underline-mode="continuous" style:text-line-through-mode="continuous" style:font-name-asian="Monospace" style:font-size-asian="9pt" style:language-asian="en" style:country-asian="US" style:font-style-asian="normal" style:font-weight-asian="normal" style:font-name-complex="Monospace" style:font-size-complex="9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 style:data-style-name="N109">
      <style:text-properties style:font-name="monospace" fo:font-size="9pt" style:font-size-asian="9pt" style:font-size-complex="9pt"/>
    </style:style>
    <style:style style:name="ce10" style:family="table-cell" style:parent-style-name="Default" style:data-style-name="N109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 style:data-style-name="N109">
      <style:text-properties style:font-name="monospace" fo:font-size="10pt" style:font-size-asian="10pt" style:font-size-complex="10pt"/>
    </style:style>
    <style:style style:name="ce12" style:family="table-cell" style:parent-style-name="Default" style:data-style-name="N109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bold" style:font-name-complex="Monospace" style:font-size-complex="10pt" style:language-complex="en" style:country-complex="US" style:font-style-complex="normal" style:font-weight-complex="bold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ce4"/>
        <table:table-column table:style-name="co1" table:default-cell-style-name="ce3"/>
        <table:table-column table:style-name="co1" table:number-columns-repeated="4" table:default-cell-style-name="ce4"/>
        <table:table-row table:style-name="ro1">
          <table:table-cell/>
          <table:table-cell office:value-type="string">
            <text:p>n_dry=</text:p>
          </table:table-cell>
          <table:table-cell table:style-name="Default" office:value-type="float" office:value="2048">
            <text:p>2048</text:p>
          </table:table-cell>
          <table:table-cell table:style-name="Default"/>
          <table:table-cell table:style-name="Default" office:value-type="string">
            <text:p>n_real=</text:p>
          </table:table-cell>
          <table:table-cell table:style-name="Default" office:value-type="float" office:value="16384">
            <text:p>16384</text:p>
          </table:table-cell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>
            <text:p>D=</text:p>
          </table:table-cell>
          <table:table-cell table:style-name="ce1" office:value-type="float" office:value="0.000001">
            <text:p>1,00E-006</text:p>
          </table:table-cell>
          <table:table-cell table:style-name="ce1" office:value-type="float" office:value="0.000005">
            <text:p>5,00E-006</text:p>
          </table:table-cell>
          <table:table-cell table:style-name="ce1" office:value-type="float" office:value="0.000007">
            <text:p>7,00E-006</text:p>
          </table:table-cell>
          <table:table-cell table:style-name="ce1" office:value-type="float" office:value="0.000008">
            <text:p>8,00E-006</text:p>
          </table:table-cell>
          <table:table-cell table:style-name="ce1" office:value-type="float" office:value="0.000009">
            <text:p>9,00E-006</text:p>
          </table:table-cell>
          <table:table-cell table:style-name="ce1" office:value-type="float" office:value="0.00001">
            <text:p>1,00E-005</text:p>
          </table:table-cell>
          <table:table-cell table:style-name="ce1" office:value-type="float" office:value="0.00002">
            <text:p>2,00E-005</text:p>
          </table:table-cell>
          <table:table-cell table:style-name="ce1" office:value-type="float" office:value="0.00003">
            <text:p>3,00E-005</text:p>
          </table:table-cell>
          <table:table-cell table:style-name="ce1" office:value-type="float" office:value="0.00005">
            <text:p>5,00E-005</text:p>
          </table:table-cell>
          <table:table-cell table:style-name="ce1" office:value-type="float" office:value="0.0001">
            <text:p>1,00E-004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8.124127">
            <text:p>18,124</text:p>
          </table:table-cell>
          <table:table-cell office:value-type="float" office:value="49.604561">
            <text:p>49,605</text:p>
          </table:table-cell>
          <table:table-cell office:value-type="float" office:value="181.468222">
            <text:p>181,468</text:p>
          </table:table-cell>
          <table:table-cell office:value-type="float" office:value="104.008488">
            <text:p>104,008</text:p>
          </table:table-cell>
          <table:table-cell table:style-name="ce5" office:value-type="float" office:value="22.407">
            <text:p>22,407</text:p>
          </table:table-cell>
          <table:table-cell office:value-type="float" office:value="39.032164">
            <text:p>39,032</text:p>
          </table:table-cell>
          <table:table-cell office:value-type="float" office:value="14.694201">
            <text:p>14,694</text:p>
          </table:table-cell>
          <table:table-cell office:value-type="float" office:value="5.796741">
            <text:p>5,797</text:p>
          </table:table-cell>
          <table:table-cell office:value-type="float" office:value="6.314804">
            <text:p>6,315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9.812798">
            <text:p>19,813</text:p>
          </table:table-cell>
          <table:table-cell office:value-type="float" office:value="18.794981">
            <text:p>18,795</text:p>
          </table:table-cell>
          <table:table-cell office:value-type="float" office:value="50.971841">
            <text:p>50,972</text:p>
          </table:table-cell>
          <table:table-cell office:value-type="float" office:value="21.21855">
            <text:p>21,219</text:p>
          </table:table-cell>
          <table:table-cell table:style-name="ce5" office:value-type="float" office:value="29.458">
            <text:p>29,458</text:p>
          </table:table-cell>
          <table:table-cell office:value-type="float" office:value="19.005233">
            <text:p>19,005</text:p>
          </table:table-cell>
          <table:table-cell office:value-type="float" office:value="13.280998">
            <text:p>13,281</text:p>
          </table:table-cell>
          <table:table-cell office:value-type="float" office:value="6.577297">
            <text:p>6,577</text:p>
          </table:table-cell>
          <table:table-cell office:value-type="float" office:value="3.609268">
            <text:p>3,609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3.171395">
            <text:p>13,171</text:p>
          </table:table-cell>
          <table:table-cell office:value-type="float" office:value="70.047366">
            <text:p>70,047</text:p>
          </table:table-cell>
          <table:table-cell office:value-type="float" office:value="41.186632">
            <text:p>41,187</text:p>
          </table:table-cell>
          <table:table-cell office:value-type="float" office:value="24.152119">
            <text:p>24,152</text:p>
          </table:table-cell>
          <table:table-cell table:style-name="ce5" office:value-type="float" office:value="27.39">
            <text:p>27,390</text:p>
          </table:table-cell>
          <table:table-cell office:value-type="float" office:value="15.463552">
            <text:p>15,464</text:p>
          </table:table-cell>
          <table:table-cell office:value-type="float" office:value="22.408209">
            <text:p>22,408</text:p>
          </table:table-cell>
          <table:table-cell office:value-type="float" office:value="5.100432">
            <text:p>5,100</text:p>
          </table:table-cell>
          <table:table-cell office:value-type="float" office:value="15.459579">
            <text:p>15,46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9.708797">
            <text:p>19,709</text:p>
          </table:table-cell>
          <table:table-cell office:value-type="float" office:value="101.38984">
            <text:p>101,390</text:p>
          </table:table-cell>
          <table:table-cell office:value-type="float" office:value="128.017459">
            <text:p>128,017</text:p>
          </table:table-cell>
          <table:table-cell office:value-type="float" office:value="32.141402">
            <text:p>32,141</text:p>
          </table:table-cell>
          <table:table-cell table:style-name="ce5" office:value-type="float" office:value="36.072">
            <text:p>36,072</text:p>
          </table:table-cell>
          <table:table-cell office:value-type="float" office:value="51.782187">
            <text:p>51,782</text:p>
          </table:table-cell>
          <table:table-cell office:value-type="float" office:value="5.396636">
            <text:p>5,397</text:p>
          </table:table-cell>
          <table:table-cell office:value-type="float" office:value="6.949646">
            <text:p>6,950</text:p>
          </table:table-cell>
          <table:table-cell office:value-type="float" office:value="21.157076">
            <text:p>21,157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5.828602">
            <text:p>35,829</text:p>
          </table:table-cell>
          <table:table-cell office:value-type="float" office:value="36.997973">
            <text:p>36,998</text:p>
          </table:table-cell>
          <table:table-cell office:value-type="float" office:value="90.723668">
            <text:p>90,724</text:p>
          </table:table-cell>
          <table:table-cell office:value-type="float" office:value="41.255937">
            <text:p>41,256</text:p>
          </table:table-cell>
          <table:table-cell office:value-type="float" office:value="118.826325">
            <text:p>118,826</text:p>
          </table:table-cell>
          <table:table-cell office:value-type="float" office:value="61.887537">
            <text:p>61,888</text:p>
          </table:table-cell>
          <table:table-cell office:value-type="float" office:value="12.413397">
            <text:p>12,413</text:p>
          </table:table-cell>
          <table:table-cell office:value-type="float" office:value="9.269484">
            <text:p>9,269</text:p>
          </table:table-cell>
          <table:table-cell office:value-type="float" office:value="26.274949">
            <text:p>26,275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06.368637">
            <text:p>106,369</text:p>
          </table:table-cell>
          <table:table-cell office:value-type="float" office:value="15.894424">
            <text:p>15,894</text:p>
          </table:table-cell>
          <table:table-cell office:value-type="float" office:value="71.693071">
            <text:p>71,693</text:p>
          </table:table-cell>
          <table:table-cell office:value-type="float" office:value="26.044971">
            <text:p>26,045</text:p>
          </table:table-cell>
          <table:table-cell office:value-type="float" office:value="60.401911">
            <text:p>60,402</text:p>
          </table:table-cell>
          <table:table-cell office:value-type="float" office:value="41.692047">
            <text:p>41,692</text:p>
          </table:table-cell>
          <table:table-cell office:value-type="float" office:value="19.691925">
            <text:p>19,692</text:p>
          </table:table-cell>
          <table:table-cell office:value-type="float" office:value="13.539118">
            <text:p>13,539</text:p>
          </table:table-cell>
          <table:table-cell office:value-type="float" office:value="6.705933">
            <text:p>6,706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1.180634">
            <text:p>21,181</text:p>
          </table:table-cell>
          <table:table-cell office:value-type="float" office:value="44.707565">
            <text:p>44,708</text:p>
          </table:table-cell>
          <table:table-cell office:value-type="float" office:value="37.423126">
            <text:p>37,423</text:p>
          </table:table-cell>
          <table:table-cell office:value-type="float" office:value="40.431213">
            <text:p>40,431</text:p>
          </table:table-cell>
          <table:table-cell table:style-name="ce5" office:value-type="float" office:value="60.401911">
            <text:p>60,402</text:p>
          </table:table-cell>
          <table:table-cell office:value-type="float" office:value="24.942645">
            <text:p>24,943</text:p>
          </table:table-cell>
          <table:table-cell office:value-type="float" office:value="39.804035">
            <text:p>39,804</text:p>
          </table:table-cell>
          <table:table-cell office:value-type="float" office:value="15.744833">
            <text:p>15,745</text:p>
          </table:table-cell>
          <table:table-cell office:value-type="float" office:value="8.279545">
            <text:p>8,28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9.894776">
            <text:p>9,895</text:p>
          </table:table-cell>
          <table:table-cell office:value-type="float" office:value="9.621404">
            <text:p>9,621</text:p>
          </table:table-cell>
          <table:table-cell office:value-type="float" office:value="27.112894">
            <text:p>27,113</text:p>
          </table:table-cell>
          <table:table-cell office:value-type="float" office:value="29.314144">
            <text:p>29,314</text:p>
          </table:table-cell>
          <table:table-cell office:value-type="float" office:value="27.002497">
            <text:p>27,002</text:p>
          </table:table-cell>
          <table:table-cell office:value-type="float" office:value="40.78107">
            <text:p>40,781</text:p>
          </table:table-cell>
          <table:table-cell office:value-type="float" office:value="14.754949">
            <text:p>14,755</text:p>
          </table:table-cell>
          <table:table-cell office:value-type="float" office:value="17.343857">
            <text:p>17,344</text:p>
          </table:table-cell>
          <table:table-cell office:value-type="float" office:value="14.700771">
            <text:p>14,701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4.909167">
            <text:p>14,909</text:p>
          </table:table-cell>
          <table:table-cell office:value-type="float" office:value="31.879592">
            <text:p>31,880</text:p>
          </table:table-cell>
          <table:table-cell office:value-type="float" office:value="62.611137">
            <text:p>62,611</text:p>
          </table:table-cell>
          <table:table-cell office:value-type="float" office:value="31.520136">
            <text:p>31,520</text:p>
          </table:table-cell>
          <table:table-cell office:value-type="float" office:value="47.08906">
            <text:p>47,089</text:p>
          </table:table-cell>
          <table:table-cell office:value-type="float" office:value="25.320168">
            <text:p>25,320</text:p>
          </table:table-cell>
          <table:table-cell office:value-type="float" office:value="19.001623">
            <text:p>19,002</text:p>
          </table:table-cell>
          <table:table-cell office:value-type="float" office:value="22.009571">
            <text:p>22,010</text:p>
          </table:table-cell>
          <table:table-cell office:value-type="float" office:value="9.942807">
            <text:p>9,943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4.569716">
            <text:p>14,570</text:p>
          </table:table-cell>
          <table:table-cell office:value-type="float" office:value="43.15318">
            <text:p>43,153</text:p>
          </table:table-cell>
          <table:table-cell office:value-type="float" office:value="35.18212">
            <text:p>35,182</text:p>
          </table:table-cell>
          <table:table-cell office:value-type="float" office:value="27.937644">
            <text:p>27,938</text:p>
          </table:table-cell>
          <table:table-cell office:value-type="float" office:value="51.92428">
            <text:p>51,924</text:p>
          </table:table-cell>
          <table:table-cell office:value-type="float" office:value="55.754913">
            <text:p>55,755</text:p>
          </table:table-cell>
          <table:table-cell office:value-type="float" office:value="17.579472">
            <text:p>17,579</text:p>
          </table:table-cell>
          <table:table-cell office:value-type="float" office:value="6.888381">
            <text:p>6,888</text:p>
          </table:table-cell>
          <table:table-cell office:value-type="float" office:value="20.342679">
            <text:p>20,343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7.046256">
            <text:p>27,046</text:p>
          </table:table-cell>
          <table:table-cell office:value-type="float" office:value="80.72302">
            <text:p>80,723</text:p>
          </table:table-cell>
          <table:table-cell office:value-type="float" office:value="42.729602">
            <text:p>42,730</text:p>
          </table:table-cell>
          <table:table-cell office:value-type="float" office:value="58.503836">
            <text:p>58,504</text:p>
          </table:table-cell>
          <table:table-cell office:value-type="float" office:value="38.259464">
            <text:p>38,259</text:p>
          </table:table-cell>
          <table:table-cell office:value-type="float" office:value="29.252668">
            <text:p>29,253</text:p>
          </table:table-cell>
          <table:table-cell office:value-type="float" office:value="38.884683">
            <text:p>38,885</text:p>
          </table:table-cell>
          <table:table-cell office:value-type="float" office:value="15.687869">
            <text:p>15,688</text:p>
          </table:table-cell>
          <table:table-cell office:value-type="float" office:value="6.850304">
            <text:p>6,85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.943986">
            <text:p>20,944</text:p>
          </table:table-cell>
          <table:table-cell office:value-type="float" office:value="15.764548">
            <text:p>15,765</text:p>
          </table:table-cell>
          <table:table-cell office:value-type="float" office:value="51.820616">
            <text:p>51,821</text:p>
          </table:table-cell>
          <table:table-cell office:value-type="float" office:value="59.46663">
            <text:p>59,467</text:p>
          </table:table-cell>
          <table:table-cell office:value-type="float" office:value="35.746336">
            <text:p>35,746</text:p>
          </table:table-cell>
          <table:table-cell office:value-type="float" office:value="31.097437">
            <text:p>31,097</text:p>
          </table:table-cell>
          <table:table-cell office:value-type="float" office:value="92.634351">
            <text:p>92,634</text:p>
          </table:table-cell>
          <table:table-cell office:value-type="float" office:value="8.958772">
            <text:p>8,959</text:p>
          </table:table-cell>
          <table:table-cell office:value-type="float" office:value="11.989599">
            <text:p>11,99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7.219173">
            <text:p>17,219</text:p>
          </table:table-cell>
          <table:table-cell office:value-type="float" office:value="53.839199">
            <text:p>53,839</text:p>
          </table:table-cell>
          <table:table-cell office:value-type="float" office:value="30.494858">
            <text:p>30,495</text:p>
          </table:table-cell>
          <table:table-cell office:value-type="float" office:value="71.05507">
            <text:p>71,055</text:p>
          </table:table-cell>
          <table:table-cell office:value-type="float" office:value="23.529215">
            <text:p>23,529</text:p>
          </table:table-cell>
          <table:table-cell office:value-type="float" office:value="20.486474">
            <text:p>20,486</text:p>
          </table:table-cell>
          <table:table-cell office:value-type="float" office:value="24.414424">
            <text:p>24,414</text:p>
          </table:table-cell>
          <table:table-cell office:value-type="float" office:value="31.139415">
            <text:p>31,139</text:p>
          </table:table-cell>
          <table:table-cell office:value-type="float" office:value="6.894601">
            <text:p>6,895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8.443977">
            <text:p>18,444</text:p>
          </table:table-cell>
          <table:table-cell office:value-type="float" office:value="90.424576">
            <text:p>90,425</text:p>
          </table:table-cell>
          <table:table-cell office:value-type="float" office:value="69.701645">
            <text:p>69,702</text:p>
          </table:table-cell>
          <table:table-cell office:value-type="float" office:value="15.116192">
            <text:p>15,116</text:p>
          </table:table-cell>
          <table:table-cell office:value-type="float" office:value="80.518065">
            <text:p>80,518</text:p>
          </table:table-cell>
          <table:table-cell office:value-type="float" office:value="43.232911">
            <text:p>43,233</text:p>
          </table:table-cell>
          <table:table-cell office:value-type="float" office:value="30.74449">
            <text:p>30,744</text:p>
          </table:table-cell>
          <table:table-cell office:value-type="float" office:value="13.684028">
            <text:p>13,684</text:p>
          </table:table-cell>
          <table:table-cell office:value-type="float" office:value="5.752698">
            <text:p>5,753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4.43492">
            <text:p>34,435</text:p>
          </table:table-cell>
          <table:table-cell office:value-type="float" office:value="34.276112">
            <text:p>34,276</text:p>
          </table:table-cell>
          <table:table-cell office:value-type="float" office:value="16.332086">
            <text:p>16,332</text:p>
          </table:table-cell>
          <table:table-cell office:value-type="float" office:value="53.231451">
            <text:p>53,231</text:p>
          </table:table-cell>
          <table:table-cell office:value-type="float" office:value="40.284451">
            <text:p>40,284</text:p>
          </table:table-cell>
          <table:table-cell office:value-type="float" office:value="147.971063">
            <text:p>147,971</text:p>
          </table:table-cell>
          <table:table-cell office:value-type="float" office:value="6.705075">
            <text:p>6,705</text:p>
          </table:table-cell>
          <table:table-cell office:value-type="float" office:value="5.784496">
            <text:p>5,784</text:p>
          </table:table-cell>
          <table:table-cell office:value-type="float" office:value="14.58126">
            <text:p>14,581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6.708337">
            <text:p>36,708</text:p>
          </table:table-cell>
          <table:table-cell office:value-type="float" office:value="48.178707">
            <text:p>48,179</text:p>
          </table:table-cell>
          <table:table-cell office:value-type="float" office:value="59.2122">
            <text:p>59,212</text:p>
          </table:table-cell>
          <table:table-cell office:value-type="float" office:value="23.076242">
            <text:p>23,076</text:p>
          </table:table-cell>
          <table:table-cell office:value-type="float" office:value="37.754401">
            <text:p>37,754</text:p>
          </table:table-cell>
          <table:table-cell office:value-type="float" office:value="38.127249">
            <text:p>38,127</text:p>
          </table:table-cell>
          <table:table-cell office:value-type="float" office:value="16.614316">
            <text:p>16,614</text:p>
          </table:table-cell>
          <table:table-cell office:value-type="float" office:value="15.724139">
            <text:p>15,724</text:p>
          </table:table-cell>
          <table:table-cell office:value-type="float" office:value="33.423526">
            <text:p>33,424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0.039395">
            <text:p>10,039</text:p>
          </table:table-cell>
          <table:table-cell office:value-type="float" office:value="78.394185">
            <text:p>78,394</text:p>
          </table:table-cell>
          <table:table-cell office:value-type="float" office:value="28.81507">
            <text:p>28,815</text:p>
          </table:table-cell>
          <table:table-cell office:value-type="float" office:value="35.780994">
            <text:p>35,781</text:p>
          </table:table-cell>
          <table:table-cell office:value-type="float" office:value="50.896796">
            <text:p>50,897</text:p>
          </table:table-cell>
          <table:table-cell office:value-type="float" office:value="35.833666">
            <text:p>35,834</text:p>
          </table:table-cell>
          <table:table-cell office:value-type="float" office:value="10.667605">
            <text:p>10,668</text:p>
          </table:table-cell>
          <table:table-cell office:value-type="float" office:value="19.071687">
            <text:p>19,072</text:p>
          </table:table-cell>
          <table:table-cell office:value-type="float" office:value="9.852323">
            <text:p>9,852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0.953061">
            <text:p>30,953</text:p>
          </table:table-cell>
          <table:table-cell office:value-type="float" office:value="26.548546">
            <text:p>26,549</text:p>
          </table:table-cell>
          <table:table-cell office:value-type="float" office:value="94.969451">
            <text:p>94,969</text:p>
          </table:table-cell>
          <table:table-cell office:value-type="float" office:value="39.469473">
            <text:p>39,469</text:p>
          </table:table-cell>
          <table:table-cell office:value-type="float" office:value="28.920894">
            <text:p>28,921</text:p>
          </table:table-cell>
          <table:table-cell office:value-type="float" office:value="67.025373">
            <text:p>67,025</text:p>
          </table:table-cell>
          <table:table-cell office:value-type="float" office:value="16.019695">
            <text:p>16,020</text:p>
          </table:table-cell>
          <table:table-cell office:value-type="float" office:value="7.736627">
            <text:p>7,737</text:p>
          </table:table-cell>
          <table:table-cell office:value-type="float" office:value="32.85665">
            <text:p>32,857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50.484915">
            <text:p>50,485</text:p>
          </table:table-cell>
          <table:table-cell office:value-type="float" office:value="27.05904">
            <text:p>27,059</text:p>
          </table:table-cell>
          <table:table-cell office:value-type="float" office:value="67.13489">
            <text:p>67,135</text:p>
          </table:table-cell>
          <table:table-cell office:value-type="float" office:value="33.464978">
            <text:p>33,465</text:p>
          </table:table-cell>
          <table:table-cell office:value-type="float" office:value="12.4179">
            <text:p>12,418</text:p>
          </table:table-cell>
          <table:table-cell office:value-type="float" office:value="10.753984">
            <text:p>10,754</text:p>
          </table:table-cell>
          <table:table-cell office:value-type="float" office:value="11.022745">
            <text:p>11,023</text:p>
          </table:table-cell>
          <table:table-cell office:value-type="float" office:value="41.055419">
            <text:p>41,055</text:p>
          </table:table-cell>
          <table:table-cell office:value-type="float" office:value="23.707765">
            <text:p>23,708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4.244707">
            <text:p>24,245</text:p>
          </table:table-cell>
          <table:table-cell office:value-type="float" office:value="32.593358">
            <text:p>32,593</text:p>
          </table:table-cell>
          <table:table-cell office:value-type="float" office:value="20.874372">
            <text:p>20,874</text:p>
          </table:table-cell>
          <table:table-cell office:value-type="float" office:value="34.57276">
            <text:p>34,573</text:p>
          </table:table-cell>
          <table:table-cell office:value-type="float" office:value="117.526783">
            <text:p>117,527</text:p>
          </table:table-cell>
          <table:table-cell office:value-type="float" office:value="32.480945">
            <text:p>32,481</text:p>
          </table:table-cell>
          <table:table-cell office:value-type="float" office:value="14.304456">
            <text:p>14,304</text:p>
          </table:table-cell>
          <table:table-cell office:value-type="float" office:value="32.401706">
            <text:p>32,402</text:p>
          </table:table-cell>
          <table:table-cell office:value-type="float" office:value="17.664726">
            <text:p>17,665</text:p>
          </table:table-cell>
        </table:table-row>
        <table:table-row table:style-name="ro1">
          <table:table-cell/>
          <table:table-cell table:style-name="ce2" table:formula="oooc:=SUM([.B4:.B23])/20" office:value-type="float" office:value="0">
            <text:p>0,000</text:p>
          </table:table-cell>
          <table:table-cell table:style-name="ce2" table:formula="oooc:=SUM([.C4:.C23])/20" office:value-type="float" office:value="27.2043688">
            <text:p>27,204</text:p>
          </table:table-cell>
          <table:table-cell table:style-name="ce2" table:formula="oooc:=SUM([.D4:.D23])/20" office:value-type="float" office:value="45.49460885">
            <text:p>45,495</text:p>
          </table:table-cell>
          <table:table-cell table:style-name="ce2" table:formula="oooc:=SUM([.E4:.E23])/20" office:value-type="float" office:value="60.423748">
            <text:p>60,424</text:p>
          </table:table-cell>
          <table:table-cell table:style-name="ce2" table:formula="oooc:=SUM([.F4:.F23])/20" office:value-type="float" office:value="40.0881115">
            <text:p>40,088</text:p>
          </table:table-cell>
          <table:table-cell table:style-name="ce2" table:formula="oooc:=SUM([.G4:.G23])/20" office:value-type="float" office:value="47.34136445">
            <text:p>47,341</text:p>
          </table:table-cell>
          <table:table-cell table:style-name="ce2" table:formula="oooc:=(SUM([.H4:.H23]))/20" office:value-type="float" office:value="41.5961643">
            <text:p>41,596</text:p>
          </table:table-cell>
          <table:table-cell table:style-name="ce2" table:formula="oooc:=SUM([.I4:.I23])/20" office:value-type="float" office:value="22.05186425">
            <text:p>22,052</text:p>
          </table:table-cell>
          <table:table-cell table:style-name="ce2" table:formula="oooc:=SUM([.J4:.J23])/20" office:value-type="float" office:value="15.0231759">
            <text:p>15,023</text:p>
          </table:table-cell>
          <table:table-cell table:style-name="ce2" table:formula="oooc:=SUM([.K4:.K23])/20" office:value-type="float" office:value="14.81804315">
            <text:p>14,818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 table:style-name="Default" office:value-type="string">
            <text:p>dziwne fmax!</text:p>
          </table:table-cell>
          <table:table-cell table:style-name="Default" table:number-columns-repeated="4"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256" table:default-cell-style-name="ce6"/>
        <table:table-row table:style-name="ro1">
          <table:table-cell/>
          <table:table-cell office:value-type="string">
            <text:p>n_dry=</text:p>
          </table:table-cell>
          <table:table-cell office:value-type="float" office:value="4096">
            <text:p>4096</text:p>
          </table:table-cell>
          <table:table-cell/>
          <table:table-cell office:value-type="string">
            <text:p>n_real=</text:p>
          </table:table-cell>
          <table:table-cell office:value-type="float" office:value="65536">
            <text:p>65536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=</text:p>
          </table:table-cell>
          <table:table-cell table:style-name="ce7" office:value-type="float" office:value="0.000001">
            <text:p>1,00E-006</text:p>
          </table:table-cell>
          <table:table-cell table:style-name="ce7" office:value-type="float" office:value="0.000005">
            <text:p>5,00E-006</text:p>
          </table:table-cell>
          <table:table-cell table:style-name="ce7" office:value-type="float" office:value="0.000006">
            <text:p>6,00E-006</text:p>
          </table:table-cell>
          <table:table-cell table:style-name="ce7" office:value-type="float" office:value="0.000007">
            <text:p>7,00E-006</text:p>
          </table:table-cell>
          <table:table-cell table:style-name="ce7" office:value-type="float" office:value="0.000008">
            <text:p>8,00E-006</text:p>
          </table:table-cell>
          <table:table-cell table:style-name="ce7" office:value-type="float" office:value="0.000009">
            <text:p>9,00E-006</text:p>
          </table:table-cell>
          <table:table-cell table:style-name="ce7" office:value-type="float" office:value="0.00001">
            <text:p>1,00E-005</text:p>
          </table:table-cell>
          <table:table-cell table:style-name="ce7" office:value-type="float" office:value="0.00002">
            <text:p>2,00E-005</text:p>
          </table:table-cell>
          <table:table-cell table:style-name="ce7" office:value-type="float" office:value="0.00003">
            <text:p>3,00E-005</text:p>
          </table:table-cell>
          <table:table-cell table:style-name="ce7" office:value-type="float" office:value="0.00005">
            <text:p>5,00E-005</text:p>
          </table:table-cell>
          <table:table-cell table:style-name="ce7" office:value-type="float" office:value="0.0001">
            <text:p>1,00E-004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8" office:value-type="float" office:value="235.334647">
            <text:p>235,335</text:p>
          </table:table-cell>
          <table:table-cell table:style-name="ce10" office:value-type="float" office:value="89.603312">
            <text:p>89,603</text:p>
          </table:table-cell>
          <table:table-cell table:style-name="ce10" office:value-type="float" office:value="253.96239">
            <text:p>253,962</text:p>
          </table:table-cell>
          <table:table-cell table:style-name="ce10" office:value-type="float" office:value="135.393174">
            <text:p>135,393</text:p>
          </table:table-cell>
          <table:table-cell table:style-name="ce10" office:value-type="float" office:value="253.547131">
            <text:p>253,547</text:p>
          </table:table-cell>
          <table:table-cell table:style-name="ce10" office:value-type="float" office:value="156.059509">
            <text:p>156,060</text:p>
          </table:table-cell>
          <table:table-cell table:style-name="ce10" office:value-type="float" office:value="187.081723">
            <text:p>187,082</text:p>
          </table:table-cell>
          <table:table-cell table:style-name="ce10" office:value-type="float" office:value="232.528825">
            <text:p>232,529</text:p>
          </table:table-cell>
          <table:table-cell table:style-name="ce10" office:value-type="float" office:value="63.842098">
            <text:p>63,842</text:p>
          </table:table-cell>
          <table:table-cell table:number-columns-repeated="245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9" office:value-type="float" office:value="89.440055">
            <text:p>89,440</text:p>
          </table:table-cell>
          <table:table-cell table:style-name="ce11" office:value-type="float" office:value="52.964089">
            <text:p>52,964</text:p>
          </table:table-cell>
          <table:table-cell table:style-name="ce11" office:value-type="float" office:value="212.251882">
            <text:p>212,252</text:p>
          </table:table-cell>
          <table:table-cell table:style-name="ce11" office:value-type="float" office:value="103.536166">
            <text:p>103,536</text:p>
          </table:table-cell>
          <table:table-cell table:style-name="ce11" office:value-type="float" office:value="253.547131">
            <text:p>253,547</text:p>
          </table:table-cell>
          <table:table-cell table:style-name="ce10" office:value-type="float" office:value="837.008103">
            <text:p>837,008</text:p>
          </table:table-cell>
          <table:table-cell table:style-name="ce10" office:value-type="float" office:value="101.30536">
            <text:p>101,305</text:p>
          </table:table-cell>
          <table:table-cell table:style-name="ce10" office:value-type="float" office:value="75.721987">
            <text:p>75,722</text:p>
          </table:table-cell>
          <table:table-cell table:style-name="ce10" office:value-type="float" office:value="48.409084">
            <text:p>48,409</text:p>
          </table:table-cell>
          <table:table-cell table:number-columns-repeated="245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8" office:value-type="float" office:value="142.854656">
            <text:p>142,855</text:p>
          </table:table-cell>
          <table:table-cell table:style-name="ce10" office:value-type="float" office:value="86.710297">
            <text:p>86,710</text:p>
          </table:table-cell>
          <table:table-cell table:style-name="ce10" office:value-type="float" office:value="137.191414">
            <text:p>137,191</text:p>
          </table:table-cell>
          <table:table-cell table:style-name="ce10" office:value-type="float" office:value="310.50039">
            <text:p>310,500</text:p>
          </table:table-cell>
          <table:table-cell table:style-name="ce10" office:value-type="float" office:value="349.956559">
            <text:p>349,957</text:p>
          </table:table-cell>
          <table:table-cell table:style-name="ce11" office:value-type="float" office:value="130.254407">
            <text:p>130,254</text:p>
          </table:table-cell>
          <table:table-cell table:style-name="ce10" office:value-type="float" office:value="385.148491">
            <text:p>385,148</text:p>
          </table:table-cell>
          <table:table-cell table:style-name="ce10" office:value-type="float" office:value="35.104877">
            <text:p>35,105</text:p>
          </table:table-cell>
          <table:table-cell table:style-name="ce10" office:value-type="float" office:value="93.588707">
            <text:p>93,589</text:p>
          </table:table-cell>
          <table:table-cell table:number-columns-repeated="245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8" office:value-type="float" office:value="119.309037">
            <text:p>119,309</text:p>
          </table:table-cell>
          <table:table-cell table:style-name="ce10" office:value-type="float" office:value="102.474407">
            <text:p>102,474</text:p>
          </table:table-cell>
          <table:table-cell table:style-name="ce11" office:value-type="float" office:value="299.575487">
            <text:p>299,575</text:p>
          </table:table-cell>
          <table:table-cell table:style-name="ce11" office:value-type="float" office:value="97.28382">
            <text:p>97,284</text:p>
          </table:table-cell>
          <table:table-cell table:style-name="ce10" office:value-type="float" office:value="162.833874">
            <text:p>162,834</text:p>
          </table:table-cell>
          <table:table-cell table:style-name="ce11" office:value-type="float" office:value="153.826188">
            <text:p>153,826</text:p>
          </table:table-cell>
          <table:table-cell table:style-name="ce10" office:value-type="float" office:value="247.139539">
            <text:p>247,140</text:p>
          </table:table-cell>
          <table:table-cell table:style-name="ce11" office:value-type="float" office:value="131.394501">
            <text:p>131,395</text:p>
          </table:table-cell>
          <table:table-cell table:style-name="ce10" office:value-type="float" office:value="52.89819">
            <text:p>52,898</text:p>
          </table:table-cell>
          <table:table-cell table:number-columns-repeated="245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9" office:value-type="float" office:value="130.043358">
            <text:p>130,043</text:p>
          </table:table-cell>
          <table:table-cell table:style-name="ce11" office:value-type="float" office:value="84.260518">
            <text:p>84,261</text:p>
          </table:table-cell>
          <table:table-cell table:style-name="ce10" office:value-type="float" office:value="94.855197">
            <text:p>94,855</text:p>
          </table:table-cell>
          <table:table-cell table:style-name="ce10" office:value-type="float" office:value="234.504024">
            <text:p>234,504</text:p>
          </table:table-cell>
          <table:table-cell table:style-name="ce10" office:value-type="float" office:value="268.041023">
            <text:p>268,041</text:p>
          </table:table-cell>
          <table:table-cell table:style-name="ce11" office:value-type="float" office:value="112.773054">
            <text:p>112,773</text:p>
          </table:table-cell>
          <table:table-cell table:style-name="ce11" office:value-type="float" office:value="110.27034">
            <text:p>110,270</text:p>
          </table:table-cell>
          <table:table-cell table:style-name="ce10" office:value-type="float" office:value="59.731126">
            <text:p>59,731</text:p>
          </table:table-cell>
          <table:table-cell table:style-name="ce10" office:value-type="float" office:value="40.423195">
            <text:p>40,423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8" office:value-type="float" office:value="65.564645">
            <text:p>65,565</text:p>
          </table:table-cell>
          <table:table-cell table:style-name="ce10" office:value-type="float" office:value="256.705621">
            <text:p>256,706</text:p>
          </table:table-cell>
          <table:table-cell table:style-name="ce10" office:value-type="float" office:value="332.535626">
            <text:p>332,536</text:p>
          </table:table-cell>
          <table:table-cell table:style-name="ce10" office:value-type="float" office:value="175.95735">
            <text:p>175,957</text:p>
          </table:table-cell>
          <table:table-cell table:style-name="ce10" office:value-type="float" office:value="148.738463">
            <text:p>148,738</text:p>
          </table:table-cell>
          <table:table-cell table:style-name="ce10" office:value-type="float" office:value="78.556574">
            <text:p>78,557</text:p>
          </table:table-cell>
          <table:table-cell table:style-name="ce10" office:value-type="float" office:value="106.875912">
            <text:p>106,876</text:p>
          </table:table-cell>
          <table:table-cell table:style-name="ce10" office:value-type="float" office:value="96.267231">
            <text:p>96,267</text:p>
          </table:table-cell>
          <table:table-cell table:style-name="ce10" office:value-type="float" office:value="36.452898">
            <text:p>36,453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/>
          <table:table-cell table:style-name="ce9" office:value-type="float" office:value="155.871571">
            <text:p>155,872</text:p>
          </table:table-cell>
          <table:table-cell table:style-name="ce11" office:value-type="float" office:value="94.43244">
            <text:p>94,432</text:p>
          </table:table-cell>
          <table:table-cell table:style-name="ce11" office:value-type="float" office:value="150.329753">
            <text:p>150,330</text:p>
          </table:table-cell>
          <table:table-cell table:style-name="ce10" office:value-type="float" office:value="210.895542">
            <text:p>210,896</text:p>
          </table:table-cell>
          <table:table-cell table:style-name="ce10" office:value-type="float" office:value="81.528441">
            <text:p>81,528</text:p>
          </table:table-cell>
          <table:table-cell table:style-name="ce10" office:value-type="float" office:value="229.325795">
            <text:p>229,326</text:p>
          </table:table-cell>
          <table:table-cell table:style-name="ce11" office:value-type="float" office:value="92.849336">
            <text:p>92,849</text:p>
          </table:table-cell>
          <table:table-cell table:style-name="ce11" office:value-type="float" office:value="142.392905">
            <text:p>142,393</text:p>
          </table:table-cell>
          <table:table-cell table:style-name="ce10" office:value-type="float" office:value="30.385956">
            <text:p>30,386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/>
          <table:table-cell table:style-name="ce8" office:value-type="float" office:value="146.506613">
            <text:p>146,507</text:p>
          </table:table-cell>
          <table:table-cell table:style-name="ce10" office:value-type="float" office:value="172.160406">
            <text:p>172,160</text:p>
          </table:table-cell>
          <table:table-cell table:style-name="ce10" office:value-type="float" office:value="100.954032">
            <text:p>100,954</text:p>
          </table:table-cell>
          <table:table-cell table:style-name="ce10" office:value-type="float" office:value="394.09178">
            <text:p>394,092</text:p>
          </table:table-cell>
          <table:table-cell table:style-name="ce10" office:value-type="float" office:value="475.472076">
            <text:p>475,472</text:p>
          </table:table-cell>
          <table:table-cell table:style-name="ce10" office:value-type="float" office:value="190.193605">
            <text:p>190,194</text:p>
          </table:table-cell>
          <table:table-cell table:style-name="ce10" office:value-type="float" office:value="96.382549">
            <text:p>96,383</text:p>
          </table:table-cell>
          <table:table-cell table:style-name="ce10" office:value-type="float" office:value="62.572833">
            <text:p>62,573</text:p>
          </table:table-cell>
          <table:table-cell table:style-name="ce10" office:value-type="float" office:value="30.054827">
            <text:p>30,055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/>
          <table:table-cell table:style-name="ce9" office:value-type="float" office:value="75.326797">
            <text:p>75,327</text:p>
          </table:table-cell>
          <table:table-cell table:style-name="ce10" office:value-type="float" office:value="142.56432">
            <text:p>142,564</text:p>
          </table:table-cell>
          <table:table-cell table:style-name="ce11" office:value-type="float" office:value="462.955205">
            <text:p>462,955</text:p>
          </table:table-cell>
          <table:table-cell table:style-name="ce10" office:value-type="float" office:value="244.992302">
            <text:p>244,992</text:p>
          </table:table-cell>
          <table:table-cell table:style-name="ce10" office:value-type="float" office:value="223.57711">
            <text:p>223,577</text:p>
          </table:table-cell>
          <table:table-cell table:style-name="ce11" office:value-type="float" office:value="228.371287">
            <text:p>228,371</text:p>
          </table:table-cell>
          <table:table-cell table:style-name="ce11" office:value-type="float" office:value="132.183764">
            <text:p>132,184</text:p>
          </table:table-cell>
          <table:table-cell table:style-name="ce10" office:value-type="float" office:value="189.368333">
            <text:p>189,368</text:p>
          </table:table-cell>
          <table:table-cell table:style-name="ce10" office:value-type="float" office:value="55.397457">
            <text:p>55,397</text:p>
          </table:table-cell>
          <table:table-cell table:number-columns-repeated="245"/>
        </table:table-row>
        <table:table-row table:style-name="ro1">
          <table:table-cell office:value-type="float" office:value="10">
            <text:p>10</text:p>
          </table:table-cell>
          <table:table-cell/>
          <table:table-cell table:style-name="ce8" office:value-type="float" office:value="84.072272">
            <text:p>84,072</text:p>
          </table:table-cell>
          <table:table-cell table:style-name="ce10" office:value-type="float" office:value="101.550507">
            <text:p>101,551</text:p>
          </table:table-cell>
          <table:table-cell table:style-name="ce10" office:value-type="float" office:value="517.350849">
            <text:p>517,351</text:p>
          </table:table-cell>
          <table:table-cell table:style-name="ce11" office:value-type="float" office:value="135.856655">
            <text:p>135,857</text:p>
          </table:table-cell>
          <table:table-cell table:style-name="ce10" office:value-type="float" office:value="297.539819">
            <text:p>297,540</text:p>
          </table:table-cell>
          <table:table-cell table:style-name="ce11" office:value-type="float" office:value="169.361679">
            <text:p>169,362</text:p>
          </table:table-cell>
          <table:table-cell table:style-name="ce10" office:value-type="float" office:value="110.639307">
            <text:p>110,639</text:p>
          </table:table-cell>
          <table:table-cell table:style-name="ce10" office:value-type="float" office:value="152.482914">
            <text:p>152,483</text:p>
          </table:table-cell>
          <table:table-cell table:style-name="ce11" office:value-type="float" office:value="375.3714">
            <text:p>375,371</text:p>
          </table:table-cell>
          <table:table-cell table:number-columns-repeated="245"/>
        </table:table-row>
        <table:table-row table:style-name="ro1">
          <table:table-cell office:value-type="float" office:value="11">
            <text:p>11</text:p>
          </table:table-cell>
          <table:table-cell/>
          <table:table-cell table:style-name="ce8" office:value-type="float" office:value="99.239244">
            <text:p>99,239</text:p>
          </table:table-cell>
          <table:table-cell table:style-name="ce10" office:value-type="float" office:value="171.167821">
            <text:p>171,168</text:p>
          </table:table-cell>
          <table:table-cell table:style-name="ce10" office:value-type="float" office:value="155.770654">
            <text:p>155,771</text:p>
          </table:table-cell>
          <table:table-cell table:style-name="ce10" office:value-type="float" office:value="130.622992">
            <text:p>130,623</text:p>
          </table:table-cell>
          <table:table-cell table:style-name="ce10" office:value-type="float" office:value="77.970019">
            <text:p>77,970</text:p>
          </table:table-cell>
          <table:table-cell table:style-name="ce10" office:value-type="float" office:value="186.460041">
            <text:p>186,460</text:p>
          </table:table-cell>
          <table:table-cell table:style-name="ce10" office:value-type="float" office:value="442.5119">
            <text:p>442,512</text:p>
          </table:table-cell>
          <table:table-cell table:style-name="ce10" office:value-type="float" office:value="34.258144">
            <text:p>34,258</text:p>
          </table:table-cell>
          <table:table-cell table:style-name="ce11" office:value-type="float" office:value="27.714102">
            <text:p>27,714</text:p>
          </table:table-cell>
          <table:table-cell table:number-columns-repeated="245"/>
        </table:table-row>
        <table:table-row table:style-name="ro1">
          <table:table-cell office:value-type="float" office:value="12">
            <text:p>12</text:p>
          </table:table-cell>
          <table:table-cell/>
          <table:table-cell table:style-name="ce8" office:value-type="float" office:value="152.457416">
            <text:p>152,457</text:p>
          </table:table-cell>
          <table:table-cell table:style-name="ce10" office:value-type="float" office:value="77.681514">
            <text:p>77,682</text:p>
          </table:table-cell>
          <table:table-cell table:style-name="ce10" office:value-type="float" office:value="39.668395">
            <text:p>39,668</text:p>
          </table:table-cell>
          <table:table-cell table:style-name="ce10" office:value-type="float" office:value="240.011924">
            <text:p>240,012</text:p>
          </table:table-cell>
          <table:table-cell table:style-name="ce10" office:value-type="float" office:value="92.621987">
            <text:p>92,622</text:p>
          </table:table-cell>
          <table:table-cell table:style-name="ce10" office:value-type="float" office:value="239.7362">
            <text:p>239,736</text:p>
          </table:table-cell>
          <table:table-cell table:style-name="ce11" office:value-type="float" office:value="195.912825">
            <text:p>195,913</text:p>
          </table:table-cell>
          <table:table-cell table:style-name="ce10" office:value-type="float" office:value="93.475127">
            <text:p>93,475</text:p>
          </table:table-cell>
          <table:table-cell table:style-name="ce10" office:value-type="float" office:value="81.993711">
            <text:p>81,994</text:p>
          </table:table-cell>
          <table:table-cell table:number-columns-repeated="245"/>
        </table:table-row>
        <table:table-row table:style-name="ro1">
          <table:table-cell office:value-type="float" office:value="13">
            <text:p>13</text:p>
          </table:table-cell>
          <table:table-cell/>
          <table:table-cell table:style-name="ce8" office:value-type="float" office:value="115.17246">
            <text:p>115,172</text:p>
          </table:table-cell>
          <table:table-cell table:style-name="ce10" office:value-type="float" office:value="61.407397">
            <text:p>61,407</text:p>
          </table:table-cell>
          <table:table-cell table:style-name="ce10" office:value-type="float" office:value="83.426824">
            <text:p>83,427</text:p>
          </table:table-cell>
          <table:table-cell table:style-name="ce10" office:value-type="float" office:value="264.929299">
            <text:p>264,929</text:p>
          </table:table-cell>
          <table:table-cell table:style-name="ce10" office:value-type="float" office:value="56.408844">
            <text:p>56,409</text:p>
          </table:table-cell>
          <table:table-cell table:style-name="ce11" office:value-type="float" office:value="105.009548">
            <text:p>105,010</text:p>
          </table:table-cell>
          <table:table-cell table:style-name="ce10" office:value-type="float" office:value="158.072461">
            <text:p>158,072</text:p>
          </table:table-cell>
          <table:table-cell table:style-name="ce11" office:value-type="float" office:value="93.376121">
            <text:p>93,376</text:p>
          </table:table-cell>
          <table:table-cell table:style-name="ce10" office:value-type="float" office:value="82.246923">
            <text:p>82,247</text:p>
          </table:table-cell>
          <table:table-cell table:number-columns-repeated="245"/>
        </table:table-row>
        <table:table-row table:style-name="ro1">
          <table:table-cell office:value-type="float" office:value="14">
            <text:p>14</text:p>
          </table:table-cell>
          <table:table-cell/>
          <table:table-cell table:style-name="ce9" office:value-type="float" office:value="64.75504">
            <text:p>64,755</text:p>
          </table:table-cell>
          <table:table-cell table:style-name="ce10" office:value-type="float" office:value="140.635612">
            <text:p>140,636</text:p>
          </table:table-cell>
          <table:table-cell table:style-name="ce11" office:value-type="float" office:value="303.997903">
            <text:p>303,998</text:p>
          </table:table-cell>
          <table:table-cell table:style-name="ce10" office:value-type="float" office:value="89.906156">
            <text:p>89,906</text:p>
          </table:table-cell>
          <table:table-cell table:style-name="ce10" office:value-type="float" office:value="108.102691">
            <text:p>108,103</text:p>
          </table:table-cell>
          <table:table-cell table:style-name="ce10" office:value-type="float" office:value="224.984147">
            <text:p>224,984</text:p>
          </table:table-cell>
          <table:table-cell table:style-name="ce10" office:value-type="float" office:value="224.757803">
            <text:p>224,758</text:p>
          </table:table-cell>
          <table:table-cell table:style-name="ce10" office:value-type="float" office:value="69.512461">
            <text:p>69,512</text:p>
          </table:table-cell>
          <table:table-cell table:style-name="ce10" office:value-type="float" office:value="143.925999">
            <text:p>143,926</text:p>
          </table:table-cell>
          <table:table-cell table:number-columns-repeated="245"/>
        </table:table-row>
        <table:table-row table:style-name="ro1">
          <table:table-cell office:value-type="float" office:value="15">
            <text:p>15</text:p>
          </table:table-cell>
          <table:table-cell/>
          <table:table-cell table:style-name="ce8" office:value-type="float" office:value="144.906232">
            <text:p>144,906</text:p>
          </table:table-cell>
          <table:table-cell table:style-name="ce10" office:value-type="float" office:value="122.297563">
            <text:p>122,298</text:p>
          </table:table-cell>
          <table:table-cell table:style-name="ce10" office:value-type="float" office:value="61.330147">
            <text:p>61,330</text:p>
          </table:table-cell>
          <table:table-cell table:style-name="ce11" office:value-type="float" office:value="119.283336">
            <text:p>119,283</text:p>
          </table:table-cell>
          <table:table-cell table:style-name="ce11" office:value-type="float" office:value="124.442805">
            <text:p>124,443</text:p>
          </table:table-cell>
          <table:table-cell table:style-name="ce11" office:value-type="float" office:value="94.569989">
            <text:p>94,570</text:p>
          </table:table-cell>
          <table:table-cell table:style-name="ce10" office:value-type="float" office:value="137.332087">
            <text:p>137,332</text:p>
          </table:table-cell>
          <table:table-cell table:style-name="ce11" office:value-type="float" office:value="61.443414">
            <text:p>61,443</text:p>
          </table:table-cell>
          <table:table-cell table:style-name="ce10" office:value-type="float" office:value="54.996694">
            <text:p>54,997</text:p>
          </table:table-cell>
          <table:table-cell table:number-columns-repeated="245"/>
        </table:table-row>
        <table:table-row table:style-name="ro1">
          <table:table-cell/>
          <table:table-cell>
            <draw:frame table:end-cell-address="Sheet2.M31" table:end-x="1.301cm" table:end-y="0.243cm" draw:z-index="0" draw:style-name="gr1" svg:width="23.955cm" svg:height="5.329cm" svg:x="2.185cm" svg:y="0.439cm">
              <draw:object draw:notify-on-update-of-ranges="Sheet2.C3:Sheet2.L3 Sheet2.C19:Sheet2.L1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" table:formula="oooc:=SUM([.C4:.C18])/15" office:value-type="float" office:value="121.390269533333">
            <text:p>121,390</text:p>
          </table:table-cell>
          <table:table-cell table:style-name="ce12" table:formula="oooc:=SUM([.D4:.D18])/15" office:value-type="float" office:value="117.1077216">
            <text:p>117,108</text:p>
          </table:table-cell>
          <table:table-cell table:style-name="ce12" table:formula="oooc:=SUM([.E4:.E18])/15" office:value-type="float" office:value="213.7437172">
            <text:p>213,744</text:p>
          </table:table-cell>
          <table:table-cell table:style-name="ce12" table:formula="oooc:=SUM([.F4:.F18])/15" office:value-type="float" office:value="192.517660666667">
            <text:p>192,518</text:p>
          </table:table-cell>
          <table:table-cell table:style-name="ce12" table:formula="oooc:=SUM([.G4:.G18])/15" office:value-type="float" office:value="198.288531533333">
            <text:p>198,289</text:p>
          </table:table-cell>
          <table:table-cell table:style-name="ce12" table:formula="oooc:=SUM([.H4:.H18])/15" office:value-type="float" office:value="209.099341733333">
            <text:p>209,099</text:p>
          </table:table-cell>
          <table:table-cell table:style-name="ce12" table:formula="oooc:=SUM([.I4:.I18])/15" office:value-type="float" office:value="181.8975598">
            <text:p>181,898</text:p>
          </table:table-cell>
          <table:table-cell table:style-name="ce12" table:formula="oooc:=SUM([.J4:.J18])/15" office:value-type="float" office:value="101.9753866">
            <text:p>101,975</text:p>
          </table:table-cell>
          <table:table-cell table:style-name="ce12" table:formula="oooc:=SUM([.K4:.K18])/15" office:value-type="float" office:value="81.1800827333333">
            <text:p>81,180</text:p>
          </table:table-cell>
          <table:table-cell table:style-name="ce12" table:formula="oooc:=SUM([.L4:.L18])/15" office:value-type="float" office:value="0">
            <text:p>0,000</text:p>
          </table:table-cell>
          <table:table-cell table:number-columns-repeated="24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Monospace" svg:font-family="Monospace" style:font-pitch="fixed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7">27.03.2009</text:date>, <text:time>11:3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16T08:58:06</meta:creation-date>
    <dc:date>2009-03-27T11:37:07</dc:date>
    <meta:editing-cycles>36</meta:editing-cycles>
    <meta:editing-duration>PT8H6M10S</meta:editing-duration>
    <meta:user-defined meta:name="Info 1"/>
    <meta:user-defined meta:name="Info 2"/>
    <meta:user-defined meta:name="Info 3"/>
    <meta:user-defined meta:name="Info 4"/>
    <meta:document-statistic meta:table-count="3" meta:cell-count="4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09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3.956cm" svg:height="5.33cm" chart:class="chart:line" chart:style-name="ch1">
        <chart:legend chart:legend-position="end" svg:x="22.66cm" svg:y="2.375cm" chart:style-name="ch2"/>
        <chart:plot-area chart:style-name="ch3" table:cell-range-address="Sheet2.C3:Sheet2.L3 Sheet2.C19:Sheet2.L19" chart:data-source-has-labels="row" svg:x="0.479cm" svg:y="0.106cm" svg:width="21.702cm" svg:height="5.011cm">
          <chart:axis chart:dimension="x" chart:name="primary-x" chart:style-name="ch4">
            <chart:categories table:cell-range-address="Sheet2.C3:Sheet2.L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C19:Sheet2.L19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,00E-006</text:p>
              </table:table-cell>
              <table:table-cell office:value-type="string">
                <text:p>6,00E-006</text:p>
              </table:table-cell>
              <table:table-cell office:value-type="string">
                <text:p>7,00E-006</text:p>
              </table:table-cell>
              <table:table-cell office:value-type="string">
                <text:p>8,00E-006</text:p>
              </table:table-cell>
              <table:table-cell office:value-type="string">
                <text:p>9,00E-006</text:p>
              </table:table-cell>
              <table:table-cell office:value-type="string">
                <text:p>1,00E-005</text:p>
              </table:table-cell>
              <table:table-cell office:value-type="string">
                <text:p>2,00E-005</text:p>
              </table:table-cell>
              <table:table-cell office:value-type="string">
                <text:p>3,00E-005</text:p>
              </table:table-cell>
              <table:table-cell office:value-type="string">
                <text:p>5,00E-005</text:p>
              </table:table-cell>
              <table:table-cell office:value-type="string">
                <text:p>1,00E-00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.390269533333">
                <text:p>121.390269533333</text:p>
              </table:table-cell>
              <table:table-cell office:value-type="float" office:value="117.1077216">
                <text:p>117.1077216</text:p>
              </table:table-cell>
              <table:table-cell office:value-type="float" office:value="213.7437172">
                <text:p>213.7437172</text:p>
              </table:table-cell>
              <table:table-cell office:value-type="float" office:value="192.517660666667">
                <text:p>192.517660666667</text:p>
              </table:table-cell>
              <table:table-cell office:value-type="float" office:value="198.288531533333">
                <text:p>198.288531533333</text:p>
              </table:table-cell>
              <table:table-cell office:value-type="float" office:value="209.099341733333">
                <text:p>209.099341733333</text:p>
              </table:table-cell>
              <table:table-cell office:value-type="float" office:value="181.8975598">
                <text:p>181.8975598</text:p>
              </table:table-cell>
              <table:table-cell office:value-type="float" office:value="101.9753866">
                <text:p>101.9753866</text:p>
              </table:table-cell>
              <table:table-cell office:value-type="float" office:value="81.1800827333333">
                <text:p>81.180082733333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